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6.982cm"/>
    </style:style>
    <style:style style:name="co3" style:family="table-column">
      <style:table-column-properties fo:break-before="auto" style:column-width="4.953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Simulation protocol for fencing rabbits in the predator prey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Add a variable to calculate a different population 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11. July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Rex Parro, Clemens Stephany, Katharina Ueb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rks:</text:p>
          </table:table-cell>
          <table:table-cell office:value-type="string" calcext:value-type="string">
            <text:p>Crop-Modelling Course – Project 9 – Predator pre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used:</text:p>
          </table:table-cell>
          <table:table-cell office:value-type="string" calcext:value-type="string">
            <text:p>predator_prey.s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-Time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-Time: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Step:</text:p>
          </table:table-cell>
          <table:table-cell office:value-type="float" office:value="0.001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interval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s:</text:p>
          </table:table-cell>
          <table:table-cell table:style-name="ce1" office:value-type="string" calcext:value-type="string">
            <text:p>A=1; B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 parameters:</text:p>
          </table:table-cell>
          <table:table-cell table:style-name="ce2" office:value-type="string" calcext:value-type="string">
            <text:p>BirthRateA=0,3; BirthRateB=0,3; Damage_factor=0,15; DeathRateA=0,4; DeathRateB=0,2; Meet_factor=0,1; Nutrition_factor=0,2; SaveB=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nNr</text:p>
          </table:table-cell>
          <table:table-cell office:value-type="string" calcext:value-type="string">
            <text:p>Integration method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ge-Kutta</text:p>
          </table:table-cell>
          <table:table-cell office:value-type="string" calcext:value-type="string">
            <text:p>predator_prey_fencing.sml</text:p>
          </table:table-cell>
          <table:table-cell office:value-type="string" calcext:value-type="string">
            <text:p>predator_prey_fencing.shf</text:p>
          </table:table-cell>
          <table:table-cell office:value-type="string" calcext:value-type="string">
            <text:p>Fencing Rabbits changes population growth over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.00.0000</text:date>, <text:time style:data-style-name="N2" text:time-value="21:54:52.0554499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0:48:11.825400831</meta:creation-date>
    <dc:date>2021-07-15T22:02:00.899992343</dc:date>
    <meta:editing-duration>PT29M18S</meta:editing-duration>
    <meta:editing-cycles>5</meta:editing-cycles>
    <meta:generator>LibreOffice/6.4.7.2$Linux_X86_64 LibreOffice_project/40$Build-2</meta:generator>
    <meta:document-statistic meta:table-count="1" meta:cell-count="33" meta:object-count="0"/>
  </office:meta>
</office:document-meta>
</file>